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8e6ff" officeooo:paragraph-rsid="0018e6f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6a20e" officeooo:paragraph-rsid="0016a20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6a20e" officeooo:paragraph-rsid="0016a20e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officeooo:rsid="0016a20e" officeooo:paragraph-rsid="00217317" style:font-size-asian="14pt" style:font-size-complex="14pt"/>
    </style:style>
    <style:style style:name="P5" style:family="paragraph" style:parent-style-name="Standard">
      <style:text-properties fo:font-size="14pt" officeooo:rsid="0016a20e" officeooo:paragraph-rsid="0016a20e" style:font-size-asian="14pt" style:font-size-complex="14pt"/>
    </style:style>
    <style:style style:name="P6" style:family="paragraph" style:parent-style-name="Standard">
      <style:text-properties fo:font-size="14pt" officeooo:rsid="0018200a" officeooo:paragraph-rsid="0018200a" style:font-size-asian="14pt" style:font-size-complex="14pt"/>
    </style:style>
    <style:style style:name="P7" style:family="paragraph" style:parent-style-name="Standard">
      <style:text-properties fo:font-size="14pt" fo:font-style="italic" officeooo:rsid="0018200a" officeooo:paragraph-rsid="0018200a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ize="14pt" fo:font-style="italic" style:text-underline-style="none" officeooo:rsid="0024a846" officeooo:paragraph-rsid="0024a846" style:font-size-asian="14pt" style:font-style-asian="italic" style:font-size-complex="14pt" style:font-style-complex="italic"/>
    </style:style>
    <style:style style:name="P9" style:family="paragraph" style:parent-style-name="Standard">
      <style:text-properties fo:font-size="14pt" fo:font-style="italic" style:text-underline-style="none" officeooo:rsid="0022971d" officeooo:paragraph-rsid="002f56a5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2b2554" officeooo:paragraph-rsid="0018e6ff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4pt" style:text-underline-style="none" officeooo:rsid="001a291d" officeooo:paragraph-rsid="001a291d" style:font-size-asian="14pt" style:font-size-complex="14pt"/>
    </style:style>
    <style:style style:name="P12" style:family="paragraph" style:parent-style-name="Standard">
      <style:text-properties fo:font-size="14pt" style:text-underline-style="none" officeooo:rsid="001b456f" officeooo:paragraph-rsid="001b456f" style:font-size-asian="14pt" style:font-size-complex="14pt"/>
    </style:style>
    <style:style style:name="P13" style:family="paragraph" style:parent-style-name="Standard">
      <style:text-properties fo:font-size="14pt" style:text-underline-style="none" officeooo:rsid="0022971d" officeooo:paragraph-rsid="0022971d" style:font-size-asian="14pt" style:font-size-complex="14pt"/>
    </style:style>
    <style:style style:name="P14" style:family="paragraph" style:parent-style-name="Standard">
      <style:text-properties fo:font-size="14pt" style:text-underline-style="none" officeooo:rsid="0022971d" officeooo:paragraph-rsid="002f56a5" style:font-size-asian="14pt" style:font-size-complex="14pt"/>
    </style:style>
    <style:style style:name="P15" style:family="paragraph" style:parent-style-name="Standard">
      <style:text-properties fo:font-size="14pt" style:text-underline-style="none" officeooo:rsid="0033a390" officeooo:paragraph-rsid="0033a390" style:font-size-asian="14pt" style:font-size-complex="14pt"/>
    </style:style>
    <style:style style:name="P16" style:family="paragraph" style:parent-style-name="Standard">
      <style:text-properties fo:font-size="14pt" style:text-underline-style="none" officeooo:rsid="00444024" officeooo:paragraph-rsid="00444024" style:font-size-asian="14pt" style:font-size-complex="14pt"/>
    </style:style>
    <style:style style:name="P17" style:family="paragraph" style:parent-style-name="Standard">
      <style:text-properties fo:font-size="14pt" style:text-underline-style="none" officeooo:rsid="00448917" officeooo:paragraph-rsid="004df008" style:font-size-asian="14pt" style:font-size-complex="14pt"/>
    </style:style>
    <style:style style:name="P18" style:family="paragraph" style:parent-style-name="Standard">
      <style:text-properties fo:font-size="14pt" style:text-underline-style="none" officeooo:rsid="00448917" officeooo:paragraph-rsid="00602f5c" style:font-size-asian="14pt" style:font-size-complex="14pt"/>
    </style:style>
    <style:style style:name="P19" style:family="paragraph" style:parent-style-name="Standard">
      <style:text-properties fo:font-size="14pt" style:text-underline-style="none" officeooo:rsid="00448917" officeooo:paragraph-rsid="005d97be" fo:background-color="#000000" style:font-size-asian="14pt" style:font-size-complex="14pt"/>
    </style:style>
    <style:style style:name="P20" style:family="paragraph" style:parent-style-name="Standard">
      <style:text-properties fo:font-size="14pt" fo:font-style="normal" style:text-underline-style="none" officeooo:rsid="0026716c" officeooo:paragraph-rsid="0026716c" style:font-size-asian="14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style:text-underline-style="none" officeooo:rsid="0026716c" officeooo:paragraph-rsid="003914aa" style:font-size-asian="14pt" style:font-style-asian="normal" style:font-size-complex="14pt" style:font-style-complex="normal"/>
    </style:style>
    <style:style style:name="P22" style:family="paragraph" style:parent-style-name="Standard">
      <style:text-properties fo:font-size="14pt" fo:font-style="normal" style:text-underline-style="none" officeooo:rsid="0026716c" officeooo:paragraph-rsid="003a0745" style:font-size-asian="14pt" style:font-style-asian="normal" style:font-size-complex="14pt" style:font-style-complex="normal"/>
    </style:style>
    <style:style style:name="P23" style:family="paragraph" style:parent-style-name="Standard">
      <style:text-properties fo:color="#72bf44" fo:font-size="14pt" style:text-underline-style="none" officeooo:rsid="00448917" officeooo:paragraph-rsid="004fb95c" fo:background-color="transparent" style:font-size-asian="14pt" style:font-size-complex="14pt"/>
    </style:style>
    <style:style style:name="P24" style:family="paragraph" style:parent-style-name="Standard">
      <style:text-properties fo:color="#72bf44" fo:font-size="14pt" style:text-underline-style="none" officeooo:rsid="0033a390" officeooo:paragraph-rsid="0033a390" fo:background-color="#000000" style:font-size-asian="14pt" style:font-size-complex="14pt"/>
    </style:style>
    <style:style style:name="P25" style:family="paragraph" style:parent-style-name="Standard">
      <style:text-properties fo:color="#72bf44" fo:font-size="14pt" style:text-underline-style="solid" style:text-underline-width="auto" style:text-underline-color="font-color" officeooo:rsid="0034bb69" officeooo:paragraph-rsid="0033a390" fo:background-color="#000000" style:font-size-asian="14pt" style:font-size-complex="14pt"/>
    </style:style>
    <style:style style:name="P26" style:family="paragraph" style:parent-style-name="Standard">
      <style:text-properties fo:font-size="12pt" fo:font-style="italic" style:text-underline-style="none" officeooo:rsid="005740ef" officeooo:paragraph-rsid="005740ef" style:font-size-asian="12pt" style:font-style-asian="italic" style:font-size-complex="12pt" style:font-style-complex="italic"/>
    </style:style>
    <style:style style:name="P27" style:family="paragraph" style:parent-style-name="Standard">
      <style:text-properties fo:color="#ef413d" fo:font-size="14pt" style:text-underline-style="none" officeooo:rsid="0033a390" officeooo:paragraph-rsid="0033a390" style:font-size-asian="14pt" style:font-size-complex="14pt"/>
    </style:style>
    <style:style style:name="P28" style:family="paragraph" style:parent-style-name="Standard">
      <style:text-properties fo:color="#ef413d" fo:font-size="14pt" style:text-underline-style="solid" style:text-underline-width="auto" style:text-underline-color="font-color" officeooo:rsid="0034bb69" officeooo:paragraph-rsid="0033a390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653b71" officeooo:paragraph-rsid="00653b7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6a0872" officeooo:paragraph-rsid="006a0872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solid" style:text-underline-width="auto" style:text-underline-color="font-color" officeooo:rsid="006bd51e" officeooo:paragraph-rsid="006bd51e" style:font-size-asian="14pt" style:font-size-complex="14pt"/>
    </style:style>
    <style:style style:name="P32" style:family="paragraph" style:parent-style-name="Standard">
      <style:text-properties fo:font-size="14pt" style:text-underline-style="none" officeooo:rsid="0022971d" officeooo:paragraph-rsid="0022971d" style:font-size-asian="14pt" style:font-size-complex="14pt"/>
    </style:style>
    <style:style style:name="P33" style:family="paragraph" style:parent-style-name="Standard">
      <style:text-properties fo:font-size="14pt" style:text-underline-style="none" officeooo:rsid="006bd51e" officeooo:paragraph-rsid="006bd51e" style:font-size-asian="14pt" style:font-size-complex="14pt"/>
    </style:style>
    <style:style style:name="T1" style:family="text">
      <style:text-properties officeooo:rsid="001b45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c86fb"/>
    </style:style>
    <style:style style:name="T4" style:family="text">
      <style:text-properties style:text-underline-style="solid" style:text-underline-width="auto" style:text-underline-color="font-color" officeooo:rsid="0029b485"/>
    </style:style>
    <style:style style:name="T5" style:family="text">
      <style:text-properties style:text-underline-style="solid" style:text-underline-width="auto" style:text-underline-color="font-color" officeooo:rsid="0034bb69"/>
    </style:style>
    <style:style style:name="T6" style:family="text">
      <style:text-properties style:text-underline-style="solid" style:text-underline-width="auto" style:text-underline-color="font-color" officeooo:rsid="003d8d00"/>
    </style:style>
    <style:style style:name="T7" style:family="text">
      <style:text-properties officeooo:rsid="0020dd85"/>
    </style:style>
    <style:style style:name="T8" style:family="text">
      <style:text-properties officeooo:rsid="00217317"/>
    </style:style>
    <style:style style:name="T9" style:family="text">
      <style:text-properties officeooo:rsid="002400ff"/>
    </style:style>
    <style:style style:name="T10" style:family="text">
      <style:text-properties officeooo:rsid="0029b485"/>
    </style:style>
    <style:style style:name="T11" style:family="text">
      <style:text-properties officeooo:rsid="002b115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115b" style:font-style-asian="italic" style:font-style-complex="italic"/>
    </style:style>
    <style:style style:name="T14" style:family="text">
      <style:text-properties fo:font-style="italic" officeooo:rsid="002b2554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3d8d00" style:font-style-asian="italic" style:font-style-complex="italic"/>
    </style:style>
    <style:style style:name="T17" style:family="text">
      <style:text-properties officeooo:rsid="002dddd3"/>
    </style:style>
    <style:style style:name="T18" style:family="text">
      <style:text-properties officeooo:rsid="003914aa"/>
    </style:style>
    <style:style style:name="T19" style:family="text">
      <style:text-properties officeooo:rsid="003c4a60"/>
    </style:style>
    <style:style style:name="T20" style:family="text">
      <style:text-properties officeooo:rsid="003e6d9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89e42" style:font-weight-asian="bold" style:font-weight-complex="bold"/>
    </style:style>
    <style:style style:name="T23" style:family="text">
      <style:text-properties officeooo:rsid="00450d17"/>
    </style:style>
    <style:style style:name="T24" style:family="text">
      <style:text-properties fo:color="#72bf44" officeooo:rsid="00465198" fo:background-color="#000000" loext:char-shading-value="0"/>
    </style:style>
    <style:style style:name="T25" style:family="text">
      <style:text-properties fo:color="#72bf44" officeooo:rsid="005d6397" fo:background-color="#000000" loext:char-shading-value="0"/>
    </style:style>
    <style:style style:name="T26" style:family="text">
      <style:text-properties fo:color="#72bf44" fo:font-weight="bold" officeooo:rsid="004a7e52" fo:background-color="#000000" loext:char-shading-value="0" style:font-weight-asian="bold" style:font-weight-complex="bold"/>
    </style:style>
    <style:style style:name="T27" style:family="text">
      <style:text-properties fo:color="#72bf44" officeooo:rsid="004fb95c" fo:background-color="transparent" loext:char-shading-value="0"/>
    </style:style>
    <style:style style:name="T28" style:family="text">
      <style:text-properties fo:color="#72bf44" officeooo:rsid="005d6397" fo:background-color="transparent" loext:char-shading-value="0"/>
    </style:style>
    <style:style style:name="T29" style:family="text">
      <style:text-properties fo:color="#72bf44" officeooo:rsid="005d97be" fo:background-color="transparent" loext:char-shading-value="0"/>
    </style:style>
    <style:style style:name="T30" style:family="text">
      <style:text-properties fo:color="#72bf44" officeooo:rsid="00602f5c" fo:background-color="transparent" loext:char-shading-value="0"/>
    </style:style>
    <style:style style:name="T31" style:family="text">
      <style:text-properties fo:color="#72bf44" style:text-underline-style="solid" style:text-underline-width="auto" style:text-underline-color="font-color" officeooo:rsid="0034bb69" fo:background-color="#000000" loext:char-shading-value="0"/>
    </style:style>
    <style:style style:name="T32" style:family="text">
      <style:text-properties fo:color="#72bf44" style:text-underline-style="solid" style:text-underline-width="auto" style:text-underline-color="font-color" officeooo:rsid="0035f884" fo:background-color="#000000" loext:char-shading-value="0"/>
    </style:style>
    <style:style style:name="T33" style:family="text">
      <style:text-properties fo:color="#72bf44" style:text-underline-style="solid" style:text-underline-width="auto" style:text-underline-color="font-color" officeooo:rsid="0051707f" fo:background-color="#000000" loext:char-shading-value="0"/>
    </style:style>
    <style:style style:name="T34" style:family="text">
      <style:text-properties fo:color="#72bf44" officeooo:rsid="0046f20b"/>
    </style:style>
    <style:style style:name="T35" style:family="text">
      <style:text-properties fo:color="#72bf44" officeooo:rsid="004618e2"/>
    </style:style>
    <style:style style:name="T36" style:family="text">
      <style:text-properties fo:color="#72bf44" officeooo:rsid="005f0300" fo:background-color="#ffffff" loext:char-shading-value="0"/>
    </style:style>
    <style:style style:name="T37" style:family="text">
      <style:text-properties officeooo:rsid="004a7e52"/>
    </style:style>
    <style:style style:name="T38" style:family="text">
      <style:text-properties officeooo:rsid="004618e2" fo:background-color="transparent" loext:char-shading-value="0"/>
    </style:style>
    <style:style style:name="T39" style:family="text">
      <style:text-properties fo:color="#000000" officeooo:rsid="004d3583" fo:background-color="transparent" loext:char-shading-value="0"/>
    </style:style>
    <style:style style:name="T40" style:family="text">
      <style:text-properties fo:color="#000000" officeooo:rsid="00602f5c" fo:background-color="transparent" loext:char-shading-value="0"/>
    </style:style>
    <style:style style:name="T41" style:family="text">
      <style:text-properties fo:color="#000000" fo:font-style="italic" officeooo:rsid="004c36ce" fo:background-color="transparent" loext:char-shading-value="0" style:font-style-asian="italic" style:font-style-complex="italic"/>
    </style:style>
    <style:style style:name="T42" style:family="text">
      <style:text-properties officeooo:rsid="0051707f"/>
    </style:style>
    <style:style style:name="T43" style:family="text">
      <style:text-properties fo:font-weight="normal" officeooo:rsid="00589e42" style:font-weight-asian="normal" style:font-weight-complex="normal"/>
    </style:style>
    <style:style style:name="T44" style:family="text">
      <style:text-properties officeooo:rsid="00594095"/>
    </style:style>
    <style:style style:name="T45" style:family="text">
      <style:text-properties officeooo:rsid="00673ab1"/>
    </style:style>
    <style:style style:name="T46" style:family="text">
      <style:text-properties officeooo:rsid="00692a8c"/>
    </style:style>
    <style:style style:name="T47" style:family="text">
      <style:text-properties officeooo:rsid="006dae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47">I) C</text:span>onfigurer son DN<text:span text:style-name="T46">S - </text:span></text:p>
      <text:p text:style-name="P30"><text:span text:style-name="T47">II) </text:span>création du virtual host</text:p>
      <text:p text:style-name="P3">Entrée DNS à créer sur OVH</text:p>
      <text:p text:style-name="P2"/>
      <text:p text:style-name="P31">I)</text:p>
      <text:p text:style-name="P4"><text:span text:style-name="T20">A</text:span>u début, antoine.machine.cafe, </text:p>
      <text:p text:style-name="P4"><text:span text:style-name="T7"><text:tab/>james</text:span>.machine.cafe ET</text:p>
      <text:p text:style-name="P5"><text:tab/>maxime.machine.cafe redirigent vers la même IP (=163.172.185.4)</text:p>
      <text:p text:style-name="P5"/>
      <text:p text:style-name="P7">or, on veut que les <text:span text:style-name="T8">3</text:span> adresses dirigent vers <text:span text:style-name="T8">3</text:span> répertoires différents</text:p>
      <text:p text:style-name="P6"/>
      <text:p text:style-name="P6"/>
      <text:p text:style-name="P1"><text:span text:style-name="T11">Il faut donc créer un </text:span><text:span text:style-name="T12">virtual ho</text:span><text:span text:style-name="T13">st </text:span><text:span text:style-name="T14">sur le serveur</text:span></text:p>
      <text:p text:style-name="P10"/>
      <text:p text:style-name="P11">Sous windows, il y a un fichier "<text:span text:style-name="T1">HOSTS"</text:span> dans le répertoire <text:span text:style-name="T1">ETC</text:span></text:p>
      <text:p text:style-name="P12">chemin = <text:span text:style-name="T3">C</text:span><text:span text:style-name="T2">:</text:span><text:span text:style-name="T3">\Windows\System32\drivers\etc</text:span></text:p>
      <text:p text:style-name="P12"/>
      <text:p text:style-name="P14"><text:span text:style-name="T17">Le rôle du Virtual host</text:span> ? </text:p>
      <text:p text:style-name="P9">Faire le lien <text:span text:style-name="T9">entre les différentes adresses et les répertoires précis.</text:span></text:p>
      <text:p text:style-name="P13"><text:tab/>/<text:span text:style-name="T23">maxime.conf, etc.</text:span></text:p>
      <text:p text:style-name="P13"/>
      <text:p text:style-name="P8"><text:span text:style-name="T21">2 paramètres importants</text:span> -&gt; <text:span text:style-name="T2">Server name</text:span> </text:p>
      <text:p text:style-name="P8"><text:tab/><text:tab/><text:tab/><text:tab/>-&gt; <text:span text:style-name="T2">Doc</text:span><text:span text:style-name="T6">ument r</text:span><text:span text:style-name="T2">oot</text:span></text:p>
      <text:p text:style-name="P20"/>
      <text:p text:style-name="P22"><text:span text:style-name="T15">Server name</text:span> – <text:span text:style-name="T19">maxime.machine.cafe (ça pourrait aussi être : photo.max-roccisano.com)</text:span></text:p>
      <text:p text:style-name="P20"/>
      <text:p text:style-name="P21"><text:span text:style-name="T15">Doc</text:span><text:span text:style-name="T16">ument r</text:span><text:span text:style-name="T15">oot </text:span>– <text:span text:style-name="T18">/var/www/maxime</text:span></text:p>
      <text:p text:style-name="P21">–<text:span text:style-name="T10"> Document root recherche par défaut un fichier </text:span><text:span text:style-name="T4">index.php</text:span></text:p>
      <text:p text:style-name="P13"/>
      <text:p text:style-name="P33">II)</text:p>
      <text:p text:style-name="P27">Sur une distribution Debian, (et notre serveur distant – d'îlot – tourne sous Debian), <text:span text:style-name="T42">il faut créer le fichier </text:span><text:span text:style-name="T33">maxime.conf</text:span><text:span text:style-name="T42"> sous le path </text:span><text:span text:style-name="T31">etc/</text:span><text:span text:style-name="T32">a</text:span><text:span text:style-name="T31">pache2/sites-available/</text:span><text:span text:style-name="T5">,</text:span></text:p>
      <text:p text:style-name="P28"/>
      <text:p text:style-name="P25">&lt;VirtualHost *:80&gt;</text:p>
      <text:p text:style-name="P24"><text:tab/>ServerName maxime.machine.cafe</text:p>
      <text:p text:style-name="P24"><text:tab/>DocumentRoot /var/www/html/</text:p>
      <text:p text:style-name="P24">&lt;/VirtualHost&gt;</text:p>
      <text:p text:style-name="P15"/>
      <text:p text:style-name="P16"><text:span text:style-name="T26">CLI</text:span><text:span text:style-name="T37"> -&gt; </text:span>Ligne de commande à taper une fois que c'est fait, </text:p>
      <text:p text:style-name="P17"><text:tab/>pour activer le site avec maxime.conf<text:span text:style-name="T38"> :</text:span></text:p>
      <text:p text:style-name="P23"><text:tab/><text:tab/><text:tab/><text:tab/></text:p>
      <text:p text:style-name="P18"><text:span text:style-name="T27">1-</text:span><text:span text:style-name="T39"> </text:span><text:span text:style-name="T24">a2ensite </text:span><text:span text:style-name="T25">maxime.conf</text:span><text:span text:style-name="T28"> </text:span><text:span text:style-name="T40">=</text:span><text:span text:style-name="T30"> <text:s/></text:span><text:span text:style-name="T41">Apache2 ENable SITE;</text:span></text:p>
      <text:p text:style-name="P19"><text:span text:style-name="T29">2-</text:span><text:span text:style-name="T28"> </text:span><text:span text:style-name="T36">service </text:span><text:span text:style-name="T34">ap</text:span><text:span text:style-name="T35">ache2 restart</text:span></text:p>
      <text:p text:style-name="P15"/>
      <text:p text:style-name="P15"><text:soft-page-break/></text:p>
      <text:p text:style-name="P26">N.B. : Par défaut, Apache écoute 2 ports -<text:span text:style-name="T44">&gt;</text:span> le 80 pour les requêtes HTTP et</text:p>
      <text:p text:style-name="P26"><text:tab/><text:tab/><text:tab/><text:tab/><text:tab/>-<text:span text:style-name="T44">&gt; </text:span>le 443 pour les requêtes HTTPS</text:p>
      <text:p text:style-name="P26">d'où -&gt; "*<text:span text:style-name="T21">:80" </text:span><text:span text:style-name="T22">(</text:span><text:span text:style-name="T43"> = toutes les requêt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33S</meta:editing-duration>
    <meta:editing-cycles>92</meta:editing-cycles>
    <meta:generator>LibreOffice/5.4.1.2$Windows_X86_64 LibreOffice_project/ea7cb86e6eeb2bf3a5af73a8f7777ac570321527</meta:generator>
    <dc:date>2018-01-31T11:35:43.633000000</dc:date>
    <meta:document-statistic meta:table-count="0" meta:image-count="0" meta:object-count="0" meta:page-count="2" meta:paragraph-count="33" meta:word-count="205" meta:character-count="1352" meta:non-whitespace-character-count="1149"/>
    <meta:user-defined meta:name="Info 1"/>
    <meta:user-defined meta:name="Info 2"/>
    <meta:user-defined meta:name="Info 3"/>
    <meta:user-defined meta:name="Info 4"/>
  </office:meta>
</office:document-meta>
</file>